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0fe593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RYBE</text:p>
      <text:p text:style-name="P20"><text:span text:style-name="T2">Modulo I</text:span><text:span text:style-name="T3">V</text:span><text:span text:style-name="T2"> – Ciência da Computação</text:span></text:p>
      <text:p text:style-name="P14"/>
      <text:p text:style-name="P14"/>
      <text:p text:style-name="P15">Bloco 3<text:span text:style-name="T4">5</text:span>: Introdução à Python e Raspagem de Dados da Web</text:p>
      <text:p text:style-name="P1"/>
      <text:p text:style-name="P16"/>
      <text:p text:style-name="P16"><text:span text:style-name="T1">1)</text:span> Aprendendo Pytho<text:span text:style-name="T4">n</text:span></text:p>
      <text:p text:style-name="P16"/>
      <text:p text:style-name="P17"/>
      <text:p text:style-name="P19">Introdução (O que é Python?)</text:p>
      <text:p text:style-name="P19"/>
      <text:p text:style-name="P7">Blu</text:p>
      <text:p text:style-name="P7"/>
      <text:p text:style-name="P19">Terminal Interativo (REPL)</text:p>
      <text:p text:style-name="P19"/>
      <text:p text:style-name="P7">Blu</text:p>
      <text:p text:style-name="P7"/>
      <text:p text:style-name="P19">Operações básicas</text:p>
      <text:p text:style-name="P19"/>
      <text:p text:style-name="P7">Blu</text:p>
      <text:p text:style-name="P7"/>
      <text:p text:style-name="P19">Tipos de dados embutidos</text:p>
      <text:p text:style-name="P19"/>
      <text:p text:style-name="P7">Blu</text:p>
      <text:p text:style-name="P7"/>
      <text:p text:style-name="P19">Estruturas condicionais</text:p>
      <text:p text:style-name="P19"/>
      <text:p text:style-name="P7">Blu</text:p>
      <text:p text:style-name="P7"/>
      <text:p text:style-name="P19">Estruturas de repetição</text:p>
      <text:p text:style-name="P19"/>
      <text:p text:style-name="P7">Blu</text:p>
      <text:p text:style-name="P7"/>
      <text:p text:style-name="P19">Funções</text:p>
      <text:p text:style-name="P19"/>
      <text:p text:style-name="P7">Blu</text:p>
      <text:p text:style-name="P7"/>
      <text:p text:style-name="P19">Escrevendo os primeiros arquivos</text:p>
      <text:p text:style-name="P19"/>
      <text:p text:style-name="P7">Blu</text:p>
      <text:p text:style-name="P7"/>
      <text:p text:style-name="P19">Uma última dica</text:p>
      <text:p text:style-name="P2"/>
      <text:p text:style-name="P6">Blu</text:p>
      <text:p text:style-name="P3"/>
      <text:p text:style-name="P5"/>
      <text:p text:style-name="P13">Dicas diversas</text:p>
      <text:p text:style-name="P11"/>
      <text:p text:style-name="P6">Bla</text:p>
      <text:p text:style-name="P6"/>
      <text:p text:style-name="P11"><text:soft-page-break/>------------------------------------------------------------------------------------------------------------------------</text:p>
      <text:p text:style-name="P11"/>
      <text:p text:style-name="P16"><text:span text:style-name="T4">2) </text:span>Entrada e Saída de Dados</text:p>
      <text:p text:style-name="P16"/>
      <text:p text:style-name="P17"/>
      <text:p text:style-name="P19">Estruturando uma aplicação</text:p>
      <text:p text:style-name="P19"/>
      <text:p text:style-name="P8">Blu</text:p>
      <text:p text:style-name="P8"/>
      <text:p text:style-name="P19">Entrada e Saída</text:p>
      <text:p text:style-name="P19"/>
      <text:p text:style-name="P8">Blu</text:p>
      <text:p text:style-name="P8"/>
      <text:p text:style-name="P19">Manipulação de arquivos</text:p>
      <text:p text:style-name="P19"/>
      <text:p text:style-name="P8">Blu</text:p>
      <text:p text:style-name="P8"/>
      <text:p text:style-name="P19">Lidando com exceções</text:p>
      <text:p text:style-name="P19"/>
      <text:p text:style-name="P8">Blu</text:p>
      <text:p text:style-name="P8"/>
      <text:p text:style-name="P19">Manipulando arquivos JSON</text:p>
      <text:p text:style-name="P19"/>
      <text:p text:style-name="P8">Blu</text:p>
      <text:p text:style-name="P8"/>
      <text:p text:style-name="P19">Manipulando arquivos CSV</text:p>
      <text:p text:style-name="P2"/>
      <text:p text:style-name="P6">Blu</text:p>
      <text:p text:style-name="P3"/>
      <text:p text:style-name="P5"/>
      <text:p text:style-name="P13">Dicas diversas</text:p>
      <text:p text:style-name="P11"/>
      <text:p text:style-name="P6">Bla</text:p>
      <text:p text:style-name="P6"/>
      <text:p text:style-name="P11">------------------------------------------------------------------------------------------------------------------------</text:p>
      <text:p text:style-name="P11"/>
      <text:p text:style-name="P16"><text:span text:style-name="T4">3) </text:span>Raspagem de Dados</text:p>
      <text:p text:style-name="P16"/>
      <text:p text:style-name="P17"/>
      <text:p text:style-name="P19">Introdução</text:p>
      <text:p text:style-name="P19"/>
      <text:p text:style-name="P9">Blu</text:p>
      <text:p text:style-name="P4"/>
      <text:p text:style-name="P19">Requisições web</text:p>
      <text:p text:style-name="P19"/>
      <text:p text:style-name="P9">Blu</text:p>
      <text:p text:style-name="P4"/>
      <text:p text:style-name="P19">Alguns problemas</text:p>
      <text:p text:style-name="P19"/>
      <text:p text:style-name="P9">Blu</text:p>
      <text:p text:style-name="P4"/>
      <text:p text:style-name="P19">Analisando respostas</text:p>
      <text:p text:style-name="P19"><text:soft-page-break/></text:p>
      <text:p text:style-name="P9">Blu</text:p>
      <text:p text:style-name="P4"/>
      <text:p text:style-name="P19">Recursos paginados</text:p>
      <text:p text:style-name="P19"/>
      <text:p text:style-name="P9">Blu</text:p>
      <text:p text:style-name="P4"/>
      <text:p text:style-name="P19">Recursos obtidos à partir de outro recurso</text:p>
      <text:p text:style-name="P19"/>
      <text:p text:style-name="P9">Blu</text:p>
      <text:p text:style-name="P4"/>
      <text:p text:style-name="P19">Limpeza de dados</text:p>
      <text:p text:style-name="P19"/>
      <text:p text:style-name="P9">Blu</text:p>
      <text:p text:style-name="P4"/>
      <text:p text:style-name="P19">Banco de Dados</text:p>
      <text:p text:style-name="P19"/>
      <text:p text:style-name="P9">Blu</text:p>
      <text:p text:style-name="P4"/>
      <text:p text:style-name="P19">Bônus</text:p>
      <text:p text:style-name="P2"/>
      <text:p text:style-name="P6">Blu</text:p>
      <text:p text:style-name="P3"/>
      <text:p text:style-name="P5"/>
      <text:p text:style-name="P13">Dicas diversas</text:p>
      <text:p text:style-name="P11"/>
      <text:p text:style-name="P6">Bla</text:p>
      <text:p text:style-name="P6"/>
      <text:p text:style-name="P11">------------------------------------------------------------------------------------------------------------------------</text:p>
      <text:p text:style-name="P11"/>
      <text:p text:style-name="P16"><text:span text:style-name="T4">4) </text:span>Testes</text:p>
      <text:p text:style-name="P17"/>
      <text:p text:style-name="P19">Testes automatizados</text:p>
      <text:p text:style-name="P19"/>
      <text:p text:style-name="P10">Blu</text:p>
      <text:p text:style-name="P10"/>
      <text:p text:style-name="P19">Testando falhas</text:p>
      <text:p text:style-name="P19"/>
      <text:p text:style-name="P10">Blu</text:p>
      <text:p text:style-name="P10"/>
      <text:p text:style-name="P19">Um pouco de contexto</text:p>
      <text:p text:style-name="P19"/>
      <text:p text:style-name="P10">Blu</text:p>
      <text:p text:style-name="P10"/>
      <text:p text:style-name="P19">Dublês de teste</text:p>
      <text:p text:style-name="P2"/>
      <text:p text:style-name="P6">Blu</text:p>
      <text:p text:style-name="P3"/>
      <text:p text:style-name="P5"/>
      <text:p text:style-name="P13">Dicas diversas</text:p>
      <text:p text:style-name="P11"/>
      <text:p text:style-name="P6">Bla</text:p>
      <text:p text:style-name="P6"><text:soft-page-break/></text:p>
      <text:p text:style-name="P11">------------------------------------------------------------------------------------------------------------------------</text:p>
      <text:p text:style-name="P11"/>
      <text:p text:style-name="P16"><text:span text:style-name="T4">5) </text:span>Projeto - Tech news</text:p>
      <text:p text:style-name="P16"/>
      <text:p text:style-name="P18"/>
      <text:p text:style-name="P6">Dicas divers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0T21:45:24.870120062</dc:date>
    <meta:editing-duration>PT9M1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4" meta:paragraph-count="77" meta:word-count="162" meta:character-count="1392" meta:non-whitespace-character-count="1306"/>
  </office:meta>
</office:document-meta>
</file>